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8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9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0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1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8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9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line-through-mode="continuous" style:letter-kerning="true" style:font-family-asian="'Lucida Sans Unicode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text-indent="0cm"/>
      <style:text-properties fo:font-size="24pt" fo:font-weight="normal"/>
    </style:style>
    <style:style style:name="T1" style:family="text">
      <style:text-properties fo:font-size="24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 draw:id="id1">
            <draw:custom-shape draw:style-name="gr1" draw:text-style-name="P1" draw:layer="layout" svg:width="2.5cm" svg:height="2.5cm" svg:x="5.77cm" svg:y="2.44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2cm" svg:height="2cm" svg:x="6.02cm" svg:y="2.696cm">
              <text:p text:style-name="P1">off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g draw:id="id2">
            <draw:custom-shape draw:style-name="gr3" draw:text-style-name="P1" draw:layer="layout" svg:width="2.5cm" svg:height="2.5cm" svg:x="14.77cm" svg:y="2.44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1" draw:layer="layout" svg:width="2cm" svg:height="2cm" svg:x="15.02cm" svg:y="2.696cm">
              <text:p text:style-name="P1">light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g draw:id="id3">
            <draw:custom-shape draw:style-name="gr5" draw:text-style-name="P1" draw:layer="layout" svg:width="2.5cm" svg:height="2.5cm" svg:x="23.27cm" svg:y="2.44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6" draw:text-style-name="P1" draw:layer="layout" svg:width="2cm" svg:height="2cm" svg:x="23.52cm" svg:y="2.696cm">
              <text:p text:style-name="P1">bright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connector draw:style-name="gr7" draw:text-style-name="P1" draw:layer="layout" draw:type="curve" svg:x1="8.27cm" svg:y1="3.696cm" svg:x2="14.77cm" svg:y2="3.696cm" draw:start-shape="id1" draw:start-glue-point="1" draw:end-shape="id2" draw:end-glue-point="3">
            <text:p/>
          </draw:connector>
          <draw:connector draw:style-name="gr8" draw:text-style-name="P1" draw:layer="layout" draw:type="curve" svg:x1="17.27cm" svg:y1="3.696cm" svg:x2="23.27cm" svg:y2="3.696cm" draw:start-shape="id2" draw:start-glue-point="1" draw:end-shape="id3" draw:end-glue-point="3">
            <text:p/>
          </draw:connector>
          <draw:connector draw:style-name="gr9" draw:text-style-name="P1" draw:layer="layout" draw:type="curve" draw:line-skew="-0.875cm" svg:x1="24.52cm" svg:y1="2.446cm" svg:x2="7.02cm" svg:y2="2.446cm" draw:start-shape="id3" draw:start-glue-point="0" draw:end-shape="id1" draw:end-glue-point="0">
            <text:p/>
          </draw:connector>
          <draw:connector draw:style-name="gr10" draw:text-style-name="P1" draw:layer="layout" draw:type="curve" draw:line-skew="0.625cm" svg:x1="16.02cm" svg:y1="4.946cm" svg:x2="7.02cm" svg:y2="4.946cm" draw:start-shape="id2" draw:start-glue-point="2" draw:end-shape="id1" draw:end-glue-point="2">
            <text:p/>
          </draw:connector>
          <draw:connector draw:style-name="gr11" draw:text-style-name="P1" draw:layer="layout" draw:type="curve" svg:x1="4cm" svg:y1="2.402cm" svg:x2="5.77cm" svg:y2="3.696cm" draw:end-shape="id1" draw:end-glue-point="3">
            <text:p/>
          </draw:connector>
          <draw:frame draw:style-name="gr12" draw:layer="layout" svg:width="1.642cm" svg:height="0.719cm" svg:x="15.128cm" svg:y="-0.1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2" draw:layer="layout" svg:width="1.694cm" svg:height="1.47cm" svg:x="10.576cm" svg:y="2.9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2" draw:layer="layout" svg:width="1.642cm" svg:height="1.47cm" svg:x="19.27cm" svg:y="2.93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2" draw:layer="layout" svg:width="1.642cm" svg:height="1.47cm" svg:x="10.628cm" svg:y="5.43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>
          <draw:g draw:id="id4">
            <draw:custom-shape draw:style-name="gr13" draw:text-style-name="P1" draw:layer="layout" svg:width="2.5cm" svg:height="2.5cm" svg:x="2.079cm" svg:y="10.5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14" draw:text-style-name="P1" draw:layer="layout" svg:width="2cm" svg:height="2cm" svg:x="2.329cm" svg:y="10.75cm">
              <text:p text:style-name="P1">off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custom-shape draw:style-name="gr15" draw:text-style-name="P1" draw:id="id5" draw:layer="layout" svg:width="2.5cm" svg:height="2.5cm" svg:x="11.579cm" svg:y="10.5cm">
            <text:p text:style-name="P1">light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16" draw:text-style-name="P1" draw:layer="layout" draw:type="curve" svg:x1="4.579cm" svg:y1="11.75cm" svg:x2="11.579cm" svg:y2="11.749cm" draw:start-shape="id4" draw:start-glue-point="1" draw:end-shape="id5" draw:end-glue-point="6">
            <text:p/>
          </draw:connector>
          <draw:connector draw:style-name="gr17" draw:text-style-name="P1" draw:layer="layout" draw:type="curve" draw:line-skew="0.75cm" svg:x1="12.828cm" svg:y1="13cm" svg:x2="3.329cm" svg:y2="13cm" draw:start-shape="id5" draw:start-glue-point="8" draw:end-shape="id4" draw:end-glue-point="2">
            <text:p/>
          </draw:connector>
          <draw:connector draw:style-name="gr18" draw:text-style-name="P1" draw:layer="layout" draw:type="curve" svg:x1="0.1cm" svg:y1="10.624cm" svg:x2="2.079cm" svg:y2="11.75cm" draw:end-shape="id4" draw:end-glue-point="3">
            <text:p/>
          </draw:connector>
          <draw:frame draw:style-name="gr12" draw:layer="layout" svg:width="1.694cm" svg:height="1.47cm" svg:x="7.079cm" svg:y="11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12" draw:layer="layout" svg:width="1.726cm" svg:height="1.47cm" svg:x="7.079cm" svg:y="13.63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g>
          <draw:g draw:id="id6">
            <draw:custom-shape draw:style-name="gr19" draw:text-style-name="P1" draw:layer="layout" svg:width="2.5cm" svg:height="2.5cm" svg:x="17.579cm" svg:y="10.4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0" draw:text-style-name="P1" draw:layer="layout" svg:width="2cm" svg:height="2cm" svg:x="17.829cm" svg:y="10.65cm">
              <text:p text:style-name="P1">off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custom-shape draw:style-name="gr21" draw:text-style-name="P1" draw:id="id7" draw:layer="layout" svg:width="2.5cm" svg:height="2.5cm" svg:x="27.079cm" svg:y="10.4cm">
            <text:p text:style-name="P1">light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22" draw:text-style-name="P1" draw:layer="layout" draw:type="curve" svg:x1="20.079cm" svg:y1="11.65cm" svg:x2="27.079cm" svg:y2="11.649cm" draw:start-shape="id6" draw:start-glue-point="1" draw:end-shape="id7" draw:end-glue-point="6">
            <text:p/>
          </draw:connector>
          <draw:connector draw:style-name="gr23" draw:text-style-name="P1" draw:layer="layout" draw:type="curve" draw:line-skew="0.75cm" svg:x1="28.328cm" svg:y1="12.9cm" svg:x2="18.829cm" svg:y2="12.9cm" draw:start-shape="id7" draw:start-glue-point="8" draw:end-shape="id6" draw:end-glue-point="2">
            <text:p/>
          </draw:connector>
          <draw:connector draw:style-name="gr24" draw:text-style-name="P1" draw:layer="layout" draw:type="curve" svg:x1="15.6cm" svg:y1="10.524cm" svg:x2="17.579cm" svg:y2="11.65cm" draw:end-shape="id6" draw:end-glue-point="3">
            <text:p/>
          </draw:connector>
          <draw:frame draw:style-name="gr12" draw:layer="layout" svg:width="1.694cm" svg:height="1.47cm" svg:x="22.579cm" svg:y="10.9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12" draw:layer="layout" svg:width="1.642cm" svg:height="1.47cm" svg:x="22.579cm" svg:y="13.53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frame draw:style-name="gr25" draw:text-style-name="P2" draw:layer="layout" svg:width="2.805cm" svg:height="1.195cm" svg:x="4cm" svg:y="0.9cm">
          <draw:text-box>
            <text:p text:style-name="P2"><text:span text:style-name="T1">Model</text:span></text:p>
          </draw:text-box>
        </draw:frame>
        <draw:frame draw:style-name="gr25" draw:text-style-name="P2" draw:layer="layout" svg:width="4.409cm" svg:height="1.195cm" svg:x="-0.254cm" svg:y="9.003cm">
          <draw:text-box>
            <text:p text:style-name="P2"><text:span text:style-name="T1">Property 1</text:span></text:p>
          </draw:text-box>
        </draw:frame>
        <draw:frame draw:style-name="gr25" draw:text-style-name="P2" draw:layer="layout" svg:width="4.409cm" svg:height="1.195cm" svg:x="15.491cm" svg:y="9.003cm">
          <draw:text-box>
            <text:p text:style-name="P2"><text:span text:style-name="T1">Property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radial" draw:cx="50%" draw:cy="50%" draw:start-color="#e6e6e6" draw:end-color="#ffffff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Julien Ponge</meta:initial-creator>
    <meta:creation-date>2007-07-03T08:41:41</meta:creation-date>
    <dc:creator>Julien Ponge</dc:creator>
    <dc:date>2008-03-25T10:02:42</dc:date>
    <meta:editing-cycles>5</meta:editing-cycles>
    <meta:editing-duration>PT15M20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 math:fontstyle="italic">press</math:mi>
    <math:annotation math:encoding="StarMath 5.0">press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i math:fontstyle="italic">press</math:mi>
      </math:mtr>
      <math:mtr>
        <math:mrow>
          <math:mi>x</math:mi>
          <math:mrow>
            <math:mi>:</math:mi>
            <math:mo math:stretchy="false">=</math:mo>
            <math:mn>0</math:mn>
          </math:mrow>
        </math:mrow>
      </math:mtr>
    </math:mtable>
    <math:annotation math:encoding="StarMath 5.0">press newline
x := 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i math:fontstyle="italic">press</math:mi>
      </math:mtr>
      <math:mtr>
        <math:mrow>
          <math:mi>x</math:mi>
          <math:mo math:stretchy="false">≤</math:mo>
          <math:mn>3</math:mn>
        </math:mrow>
      </math:mtr>
    </math:mtable>
    <math:annotation math:encoding="StarMath 5.0">press newline
x &lt;= 3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i math:fontstyle="italic">press</math:mi>
      </math:mtr>
      <math:mtr>
        <math:mrow>
          <math:mi>x</math:mi>
          <math:mo math:stretchy="false">&gt;</math:mo>
          <math:mn>3</math:mn>
        </math:mrow>
      </math:mtr>
    </math:mtable>
    <math:annotation math:encoding="StarMath 5.0">press newline
x &gt; 3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i math:fontstyle="italic">press</math:mi>
      </math:mtr>
      <math:mtr>
        <math:mrow>
          <math:mi>x</math:mi>
          <math:mrow>
            <math:mi>:</math:mi>
            <math:mo math:stretchy="false">=</math:mo>
            <math:mn>0</math:mn>
          </math:mrow>
        </math:mrow>
      </math:mtr>
    </math:mtable>
    <math:annotation math:encoding="StarMath 5.0">press newline
x :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i math:fontstyle="italic">press</math:mi>
      </math:mtr>
      <math:mtr>
        <math:mrow>
          <math:mi>x</math:mi>
          <math:mo math:stretchy="false">=</math:mo>
          <math:mn>10</math:mn>
        </math:mrow>
      </math:mtr>
    </math:mtable>
    <math:annotation math:encoding="StarMath 5.0">press newline
x = 10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i math:fontstyle="italic">press</math:mi>
      </math:mtr>
      <math:mtr>
        <math:mrow>
          <math:mi>x</math:mi>
          <math:mrow>
            <math:mi>:</math:mi>
            <math:mo math:stretchy="false">=</math:mo>
            <math:mn>0</math:mn>
          </math:mrow>
        </math:mrow>
      </math:mtr>
    </math:mtable>
    <math:annotation math:encoding="StarMath 5.0">press newline
x := 0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i math:fontstyle="italic">press</math:mi>
      </math:mtr>
      <math:mtr>
        <math:mrow>
          <math:mi>x</math:mi>
          <math:mo math:stretchy="false">=</math:mo>
          <math:mn>1</math:mn>
        </math:mrow>
      </math:mtr>
    </math:mtable>
    <math:annotation math:encoding="StarMath 5.0">press newline
x = 1</math:annotation>
  </math:semantics>
</math:math>
</file>